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16376" table:default-cell-style-name="ce1"/>
        <table:table-row table:style-name="ro1">
          <table:table-cell table:style-name="ce1"/>
          <table:table-cell office:value-type="string" table:style-name="ce1">
            <text:p>Groceries</text:p>
          </table:table-cell>
          <table:table-cell office:value-type="string" table:style-name="ce1">
            <text:p>Eating out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Bills</text:p>
          </table:table-cell>
          <table:table-cell table:style-name="ce2"/>
          <table:table-cell office:value-type="string" table:style-name="ce1">
            <text:p>Oth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11-01T00:00:00" table:style-name="ce3">
            <text:p>11/01/1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02T00:00:00" table:style-name="ce3">
            <text:p>11/02/18</text:p>
          </table:table-cell>
          <table:table-cell office:value-type="float" office:value="9.5" table:style-name="ce1">
            <text:p>9.5</text:p>
          </table:table-cell>
          <table:table-cell office:value-type="float" office:value="16.39" table:style-name="ce1">
            <text:p>16.3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03T00:00:00" table:style-name="ce3">
            <text:p>11/03/18</text:p>
          </table:table-cell>
          <table:table-cell table:style-name="ce1"/>
          <table:table-cell office:value-type="float" office:value="30.74" table:formula="of:=10+16.74+4" table:style-name="ce1">
            <text:p>30.7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04T00:00:00" table:style-name="ce3">
            <text:p>11/04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05T00:00:00" table:style-name="ce3">
            <text:p>11/05/1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string" table:style-name="ce1">
            <text:p>Rent</text:p>
          </table:table-cell>
          <table:table-cell office:value-type="float" office:value="22.47" table:style-name="ce1">
            <text:p>22.47</text:p>
          </table:table-cell>
          <table:table-cell office:value-type="string" table:style-name="ce1">
            <text:p>Games</text:p>
          </table:table-cell>
          <table:table-cell table:number-columns-repeated="16376"/>
        </table:table-row>
        <table:table-row table:style-name="ro1">
          <table:table-cell office:value-type="date" office:date-value="2018-11-06T00:00:00" table:style-name="ce3">
            <text:p>11/06/18</text:p>
          </table:table-cell>
          <table:table-cell table:style-name="ce1"/>
          <table:table-cell office:value-type="float" office:value="41.3" table:formula="of:=18+19.8+3.5" table:style-name="ce1">
            <text:p>41.3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Music Supplies</text:p>
          </table:table-cell>
          <table:table-cell table:number-columns-repeated="16376"/>
        </table:table-row>
        <table:table-row table:style-name="ro1">
          <table:table-cell office:value-type="date" office:date-value="2018-11-07T00:00:00" table:style-name="ce3">
            <text:p>11/07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08T00:00:00" table:style-name="ce3">
            <text:p>11/08/18</text:p>
          </table:table-cell>
          <table:table-cell table:number-columns-repeated="5"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MaD Parking fee</text:p>
          </table:table-cell>
          <table:table-cell table:number-columns-repeated="16376"/>
        </table:table-row>
        <table:table-row table:style-name="ro1">
          <table:table-cell office:value-type="date" office:date-value="2018-11-09T00:00:00" table:style-name="ce3">
            <text:p>11/09/18</text:p>
          </table:table-cell>
          <table:table-cell table:style-name="ce1"/>
          <table:table-cell office:value-type="float" office:value="6.25" table:style-name="ce1">
            <text:p>6.2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10T00:00:00" table:style-name="ce3">
            <text:p>11/10/18</text:p>
          </table:table-cell>
          <table:table-cell table:style-name="ce1"/>
          <table:table-cell office:value-type="float" office:value="25.54" table:formula="of:=15.54+10" table:style-name="ce1">
            <text:p>25.54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11T00:00:00" table:style-name="ce3">
            <text:p>11/11/18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Transcripts</text:p>
          </table:table-cell>
          <table:table-cell table:number-columns-repeated="16376"/>
        </table:table-row>
        <table:table-row table:style-name="ro1">
          <table:table-cell office:value-type="date" office:date-value="2018-11-12T00:00:00" table:style-name="ce3">
            <text:p>11/12/18</text:p>
          </table:table-cell>
          <table:table-cell office:value-type="float" office:value="24.630000000000003" table:formula="of:=8.99+15.64" table:style-name="ce1">
            <text:p>24.63</text:p>
          </table:table-cell>
          <table:table-cell office:value-type="float" office:value="12" table:formula="of:=7+5" table:style-name="ce1">
            <text:p>12</text:p>
          </table:table-cell>
          <table:table-cell table:number-columns-repeated="3" table:style-name="ce1"/>
          <table:table-cell office:value-type="float" office:value="28.43" table:style-name="ce1">
            <text:p>28.43</text:p>
          </table:table-cell>
          <table:table-cell office:value-type="string" table:style-name="ce1">
            <text:p>Banff</text:p>
          </table:table-cell>
          <table:table-cell table:number-columns-repeated="16376"/>
        </table:table-row>
        <table:table-row table:style-name="ro1">
          <table:table-cell office:value-type="date" office:date-value="2018-11-13T00:00:00" table:style-name="ce3">
            <text:p>11/13/18</text:p>
          </table:table-cell>
          <table:table-cell office:value-type="float" office:value="8.99" table:style-name="ce1">
            <text:p>8.99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14T00:00:00" table:style-name="ce3">
            <text:p>11/14/18</text:p>
          </table:table-cell>
          <table:table-cell table:style-name="ce1"/>
          <table:table-cell office:value-type="float" office:value="4.25" table:style-name="ce1">
            <text:p>4.25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15T00:00:00" table:style-name="ce3">
            <text:p>11/15/18</text:p>
          </table:table-cell>
          <table:table-cell office:value-type="float" office:value="31.36" table:style-name="ce1">
            <text:p>31.36</text:p>
          </table:table-cell>
          <table:table-cell office:value-type="float" office:value="30.64" table:formula="of:=16.14+4.5+10" table:style-name="ce1">
            <text:p>30.64</text:p>
          </table:table-cell>
          <table:table-cell table:number-columns-repeated="3" table:style-name="ce1"/>
          <table:table-cell office:value-type="float" office:value="14.98" table:style-name="ce1">
            <text:p>14.98</text:p>
          </table:table-cell>
          <table:table-cell office:value-type="string" table:style-name="ce1">
            <text:p>Mouse</text:p>
          </table:table-cell>
          <table:table-cell table:number-columns-repeated="16376"/>
        </table:table-row>
        <table:table-row table:style-name="ro1">
          <table:table-cell office:value-type="date" office:date-value="2018-11-16T00:00:00" table:style-name="ce3">
            <text:p>11/16/18</text:p>
          </table:table-cell>
          <table:table-cell table:style-name="ce1"/>
          <table:table-cell office:value-type="float" office:value="8.9499999999999993" table:style-name="ce1">
            <text:p>8.95</text:p>
          </table:table-cell>
          <table:table-cell table:style-name="ce1"/>
          <table:table-cell office:value-type="float" office:value="59.99" table:style-name="ce1">
            <text:p>59.99</text:p>
          </table:table-cell>
          <table:table-cell office:value-type="string" table:style-name="ce1">
            <text:p>Interne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11-17T00:00:00" table:style-name="ce3">
            <text:p>11/17/18</text:p>
          </table:table-cell>
          <table:table-cell office:value-type="float" office:value="6.99" table:style-name="ce1">
            <text:p>6.99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18T00:00:00" table:style-name="ce3">
            <text:p>11/18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19T00:00:00" table:style-name="ce3">
            <text:p>11/19/18</text:p>
          </table:table-cell>
          <table:table-cell table:style-name="ce1"/>
          <table:table-cell office:value-type="float" office:value="12.719999999999999" table:formula="of:=7.97+4.75" table:style-name="ce1">
            <text:p>12.72</text:p>
          </table:table-cell>
          <table:table-cell table:number-columns-repeated="3" table:style-name="ce1"/>
          <table:table-cell office:value-type="float" office:value="19.95" table:style-name="ce1">
            <text:p>19.95</text:p>
          </table:table-cell>
          <table:table-cell office:value-type="string" table:style-name="ce1">
            <text:p>Journal</text:p>
          </table:table-cell>
          <table:table-cell table:number-columns-repeated="16376"/>
        </table:table-row>
        <table:table-row table:style-name="ro1">
          <table:table-cell office:value-type="date" office:date-value="2018-11-20T00:00:00" table:style-name="ce3">
            <text:p>11/20/1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21T00:00:00" table:style-name="ce3">
            <text:p>11/21/18</text:p>
          </table:table-cell>
          <table:table-cell table:style-name="ce1"/>
          <table:table-cell office:value-type="float" office:value="29.34" table:formula="of:=14.94+14.4" table:style-name="ce1">
            <text:p>29.3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22T00:00:00" table:style-name="ce3">
            <text:p>11/22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23T00:00:00" table:style-name="ce3">
            <text:p>11/23/18</text:p>
          </table:table-cell>
          <table:table-cell office:value-type="float" office:value="12.87" table:style-name="ce1">
            <text:p>12.87</text:p>
          </table:table-cell>
          <table:table-cell office:value-type="float" office:value="18.5" table:formula="of:=14+4.5" table:style-name="ce1">
            <text:p>18.5</text:p>
          </table:table-cell>
          <table:table-cell office:value-type="float" office:value="46.61" table:style-name="ce1">
            <text:p>46.61</text:p>
          </table:table-cell>
          <table:table-cell table:number-columns-repeated="2" table:style-name="ce1"/>
          <table:table-cell office:value-type="float" office:value="23.75" table:style-name="ce1">
            <text:p>23.75</text:p>
          </table:table-cell>
          <table:table-cell office:value-type="string" table:style-name="ce1">
            <text:p>Taxi</text:p>
          </table:table-cell>
          <table:table-cell table:number-columns-repeated="16376"/>
        </table:table-row>
        <table:table-row table:style-name="ro1">
          <table:table-cell office:value-type="date" office:date-value="2018-11-24T00:00:00" table:style-name="ce3">
            <text:p>11/24/18</text:p>
          </table:table-cell>
          <table:table-cell office:value-type="float" office:value="9.99" table:style-name="ce1">
            <text:p>9.9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11-25T00:00:00" table:style-name="ce3">
            <text:p>11/25/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26T00:00:00" table:style-name="ce3">
            <text:p>11/26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27T00:00:00" table:style-name="ce3">
            <text:p>11/27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28T00:00:00" table:style-name="ce3">
            <text:p>11/28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29T00:00:00" table:style-name="ce3">
            <text:p>11/29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30T00:00:00" table:style-name="ce3">
            <text:p>11/30/18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float" office:value="104.33" table:formula="of:=SUM([.B2:.B33])" table:style-name="ce1">
            <text:p>104.33</text:p>
          </table:table-cell>
          <table:table-cell office:value-type="float" office:value="295.62" table:formula="of:=SUM([.C2:.C33])" table:style-name="ce1">
            <text:p>295.62</text:p>
          </table:table-cell>
          <table:table-cell office:value-type="float" office:value="46.61" table:formula="of:=SUM([.D2:.D33])" table:style-name="ce1">
            <text:p>46.61</text:p>
          </table:table-cell>
          <table:table-cell office:value-type="float" office:value="624.99" table:formula="of:=SUM([.E2:.E33])" table:style-name="ce2">
            <text:p>624.99</text:p>
          </table:table-cell>
          <table:table-cell table:style-name="ce1"/>
          <table:table-cell office:value-type="float" office:value="301.58" table:formula="of:=SUM([.G2:.G34])" table:style-name="ce1">
            <text:p>301.58</text:p>
          </table:table-cell>
          <table:table-cell table:number-columns-repeated="16377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float" office:value="1373.1299999999999" table:formula="of:=SUM([.B35:.G35])" table:style-name="ce1">
            <text:p>1373.13</text:p>
          </table:table-cell>
          <table:table-cell table:number-columns-repeated="16382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Kevin Christensen</dc:creator>
    <meta:creation-date>2016-05-01T11:04:40Z</meta:creation-date>
    <dc:date>2018-11-30T17:51:38Z</dc:date>
    <meta:editing-cycles>5</meta:editing-cycles>
    <meta:editing-duration>PT93S</meta:editing-duration>
  </office:meta>
</office:document-meta>
</file>